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">
      <style:paragraph-properties fo:text-align="center" style:justify-single-word="false"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Heading_20_1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text-align="center" style:justify-single-word="fals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7">Table des matières</text:p>
          </text:index-title>
          <text:p text:style-name="P1">1. Présentation générale du problème<text:tab/>2</text:p>
          <text:p text:style-name="P2">1.1 Projet<text:tab/>2</text:p>
          <text:p text:style-name="P3">1.1.1 Finalité<text:tab/>2</text:p>
          <text:p text:style-name="P2">1.2 Contexte<text:tab/>2</text:p>
          <text:p text:style-name="P3">1.2.2 Etudes déjà effectuées<text:tab/>2</text:p>
          <text:p text:style-name="P3">1.2.5 Nature des prestations demandées<text:tab/>2</text:p>
          <text:p text:style-name="P3">1.2.6 Parties concernées<text:tab/>2</text:p>
          <text:p text:style-name="P2">1.3 Énoncé du besoin<text:tab/>3</text:p>
          <text:p text:style-name="P2">1.4 Environnement du produit<text:tab/>3</text:p>
          <text:p text:style-name="P2"/>
          <text:p text:style-name="P1">2. Expression fonctionnelle du besoin<text:tab/>4</text:p>
          <text:p text:style-name="P2">2.2 Critère d’appréciation et niveaux des critères<text:tab/>4</text:p>
          <text:p text:style-name="P2">2.1 Fonctions de service et de contraintes<text:tab/>4</text:p>
          <text:p text:style-name="P3">2.1.1 Fonctions de service principales<text:tab/>4</text:p>
          <text:p text:style-name="P3">2.1.2 Fonctions de service complémentaires<text:tab/>4</text:p>
          <text:p text:style-name="P3">2.1.3 Contraintes<text:tab/>4</text:p>
          <text:p text:style-name="P3"/>
          <text:p text:style-name="P1">3. Cadre de réponse<text:tab/>6</text:p>
          <text:p text:style-name="P2">3.1 Solutions de chaque fonction principale<text:tab/>6</text:p>
          <text:p text:style-name="P3">3.1.1.1 Partage de documents<text:tab/>6</text:p>
          <text:p text:style-name="P3">3.1.1.2 Gérer la connexion (connexion et droits)<text:tab/>6</text:p>
          <text:p text:style-name="P3">3.1.1.3 Agenda partagé (notifications de réunions et choix des cibles de partage)<text:tab/>6</text:p>
          <text:p text:style-name="P3">3.1.1.4 Messagerie privée<text:tab/>6</text:p>
          <text:p text:style-name="P3">3.1.1.5 Proposer un service multi-langues<text:tab/>6</text:p>
          <text:p text:style-name="P3">3.1.1.6 Interface ergonome et design attrayant<text:tab/>6</text:p>
          <text:p text:style-name="P2">3.2 Pour l'ensemble du produit<text:tab/>6</text:p>
          <text:p text:style-name="P3">3.2.5 Décomposition en sous-ensemble<text:tab/>6</text:p>
        </text:index-body>
      </text:table-of-content>
      <text:p text:style-name="P4"/>
      <text:p text:style-name="P5">Cahier des charges fonctionnel</text:p>
      <text:p text:style-name="Standard"/>
      <text:h text:style-name="Heading_20_1" text:outline-level="1">1. Présentation générale du problème</text:h>
      <text:h text:style-name="Heading_20_2" text:outline-level="2">1.1 Projet</text:h>
      <text:h text:style-name="Heading_20_3" text:outline-level="3">1.1.1 Finalité</text:h>
      <text:list xml:id="list1918900235" text:style-name="L1">
        <text:list-item>
          <text:p text:style-name="P6">Proposer une solution facile d'accès a l'intranet</text:p>
        </text:list-item>
        <text:list-item>
          <text:p text:style-name="P6">Proposer un intranet qui regroupe les différents départements de l'IUT</text:p>
        </text:list-item>
      </text:list>
      <text:h text:style-name="Heading_20_2" text:outline-level="2">1.2 Contexte</text:h>
      <text:h text:style-name="Heading_20_3" text:outline-level="3">1.2.2 Etudes déjà effectuées</text:h>
      <text:list xml:id="list185480035" text:style-name="L2">
        <text:list-item>
          <text:p text:style-name="P7">Basé sur l'intranet existant du départemen informatique et de carrières juridique</text:p>
        </text:list-item>
        <text:list-item>
          <text:p text:style-name="P7">Il existe des solutions déjà existantes qui facilitent la conception (CMS)</text:p>
        </text:list-item>
      </text:list>
      <text:p text:style-name="Text_20_body">Manques principaux de l'intranet :</text:p>
      <text:list xml:id="list1502817484" text:style-name="L3">
        <text:list-item>
          <text:p text:style-name="P8">Espace commun pour tous les départements</text:p>
        </text:list-item>
        <text:list-item>
          <text:p text:style-name="P8">Espace commun pour le département informatique</text:p>
        </text:list-item>
        <text:list-item>
          <text:p text:style-name="P8">Espace commun pour les professeurs et élèves</text:p>
        </text:list-item>
        <text:list-item>
          <text:p text:style-name="P8">Partage de documents</text:p>
        </text:list-item>
        <text:list-item>
          <text:p text:style-name="P8">Mettre des documents sur les espaces communs</text:p>
        </text:list-item>
        <text:list-item>
          <text:p text:style-name="P8">Notifications plus simple (mail actuellement, contraignant)</text:p>
        </text:list-item>
        <text:list-item>
          <text:p text:style-name="P8">Organisation du menu : navigation difficile</text:p>
        </text:list-item>
      </text:list>
      <text:h text:style-name="Heading_20_3" text:outline-level="3">1.2.5 Nature des prestations demandées</text:h>
      <text:p text:style-name="Text_20_body">Prototype, pas de maintenance</text:p>
      <text:h text:style-name="Heading_20_3" text:outline-level="3">1.2.6 Parties concernées</text:h>
      <text:p text:style-name="Text_20_body">Chef de projet : Florian</text:p>
      <text:p text:style-name="Text_20_body">Directeur de projet : M. Francis Brunet-Manquat</text:p>
      <text:p text:style-name="Text_20_body">Maitrise d'ouvrage : IUT2 De Grenoble</text:p>
      <text:p text:style-name="Text_20_body">Maitrise d'oeuvre : M<text:span text:style-name="T1">lle</text:span> Aurélie MISTRI, M<text:span text:style-name="T1">lle</text:span> Alexandra MONNIER, M<text:span text:style-name="T1">lle</text:span> Marie PAULI, M. Pierre-Julien MARTINEZ, M. Dorian LANDRISCINA, M. Florian PARRENO</text:p>
      <text:p text:style-name="Text_20_body">Utilisateurs : Toutes les personnes faisant partie de l'IUT : élèves, professeurs, personnel d'administration</text:p>
      <text:p text:style-name="Text_20_body">Demandeur : IUT</text:p>
      <text:h text:style-name="Heading_20_2" text:outline-level="2"><text:soft-page-break/>1.3 Énoncé du besoin</text:h>
      <text:list xml:id="list1436922257" text:style-name="L4">
        <text:list-item>
          <text:p text:style-name="P9">Développer l'aspect communautaire de l'Intranet entre toutes les personnes de tous les départements</text:p>
        </text:list-item>
        <text:list-item>
          <text:p text:style-name="P9">Zone de partage, d'échange et de communication</text:p>
        </text:list-item>
        <text:list-item>
          <text:p text:style-name="P9">Fournir un service de meilleure qualité que l'actuel (heeuuuu... vous êtes sûr là ?)</text:p>
        </text:list-item>
      </text:list>
      <text:h text:style-name="Heading_20_2" text:outline-level="2">1.4 Environnement du produit</text:h>
      <text:list xml:id="list2037403920" text:style-name="L5">
        <text:list-item>
          <text:p text:style-name="P10">Nécessité d'un serveur web (Apache + serveur SQL</text:p>
        </text:list-item>
        <text:list-item>
          <text:p text:style-name="P10">PHP 5.3</text:p>
        </text:list-item>
        <text:list-item>
          <text:p text:style-name="P10">Ordinateurs (pas de grosse puissance/configuration matérielle nécessaire)</text:p>
        </text:list-item>
        <text:list-item>
          <text:p text:style-name="P10">Maîtres d'oeuvre</text:p>
        </text:list-item>
      </text:list>
      <text:p text:style-name="Text_20_body"/>
      <text:h text:style-name="P15" text:outline-level="1">2. Expression fonctionnelle du besoin</text:h>
      <text:h text:style-name="Heading_20_2" text:outline-level="2">2.2 Critère d’appréciation et niveaux des critères</text:h>
      <text:list xml:id="list1159573061" text:style-name="L6">
        <text:list-item>
          <text:p text:style-name="P11">Portabilité : Adapté aux navigateurs principaux (Firefox, Internet Explorer, Opera, Safari). <text:span text:style-name="T2">Niveau : Imposé</text:span></text:p>
        </text:list-item>
        <text:list-item>
          <text:p text:style-name="P11">Maintenabilité : Ré-utilisabilité, mises à jour possibles, dépannage si besoin, stabilité du logiciel. <text:span text:style-name="T2">Niveau : Révisable</text:span></text:p>
        </text:list-item>
        <text:list-item>
          <text:p text:style-name="P11">Capacité fonctionnelle : sécurité (de la connexion et des données), interopérabilité (capacité à fonctionner avec un autre logiciel). <text:span text:style-name="T2">Niveau : Révisable</text:span></text:p>
        </text:list-item>
        <text:list-item>
          <text:p text:style-name="P11">Fiabilité : <text:s/>système de backup, cohérence des données. <text:span text:style-name="T2">Niveau : Imposé</text:span></text:p>
        </text:list-item>
        <text:list-item>
          <text:p text:style-name="P11">Facilité d'utilisation : Ergonomie, compréhensibilité, design attrayant. <text:span text:style-name="T2">Niveau : Imposé</text:span></text:p>
        </text:list-item>
      </text:list>
      <text:h text:style-name="Heading_20_2" text:outline-level="2">2.1 Fonctions de service et de contraintes</text:h>
      <text:h text:style-name="Heading_20_3" text:outline-level="3">2.1.1 Fonctions de service principales</text:h>
      <text:list xml:id="list668980738" text:style-name="L7">
        <text:list-item>
          <text:p text:style-name="P12">Partage de documents</text:p>
        </text:list-item>
        <text:list-item>
          <text:p text:style-name="P12">Gérer la connexion à l'intranet (connexion et droits)</text:p>
        </text:list-item>
        <text:list-item>
          <text:p text:style-name="P12">Agenda partagé (notifications de réunions et choix des cibles de partage)</text:p>
        </text:list-item>
        <text:list-item>
          <text:p text:style-name="P12">Messagerie privée</text:p>
        </text:list-item>
        <text:list-item>
          <text:p text:style-name="P12">Proposer un service multi-langues</text:p>
        </text:list-item>
        <text:list-item>
          <text:p text:style-name="P12">Interface ergonome et design attrayant</text:p>
        </text:list-item>
      </text:list>
      <text:h text:style-name="Heading_20_3" text:outline-level="3">2.1.2 Fonctions de service complémentaires</text:h>
      <text:list xml:id="list1621012557" text:style-name="L8">
        <text:list-item>
          <text:p text:style-name="P13">Gestion des notes</text:p>
        </text:list-item>
        <text:list-item>
          <text:p text:style-name="P13">Gestion des absences</text:p>
        </text:list-item>
        <text:list-item>
          <text:p text:style-name="P13">Adaptation sous android</text:p>
        </text:list-item>
        <text:list-item>
          <text:p text:style-name="P13">Forum</text:p>
        </text:list-item>
        <text:list-item>
          <text:p text:style-name="P13">Emploi du temps</text:p>
        </text:list-item>
        <text:list-item>
          <text:p text:style-name="P13">Exportation de l'emploi du temps vers Google Agenda</text:p>
        </text:list-item>
        <text:list-item>
          <text:p text:style-name="P13">Tous les départements sur un même intranet (géré à la connexion)</text:p>
        </text:list-item>
        <text:list-item>
          <text:p text:style-name="P13">Gestion des notes</text:p>
        </text:list-item>
      </text:list>
      <text:h text:style-name="Heading_20_3" text:outline-level="3">2.1.3 Contraintes</text:h>
      <text:list xml:id="list1519140693" text:style-name="L9">
        <text:list-item>
          <text:p text:style-name="P14">Utilisation de PHP 5.3</text:p>
        </text:list-item>
        <text:list-item>
          <text:p text:style-name="P14">Utilisation CSS 3</text:p>
        </text:list-item>
        <text:list-item>
          <text:p text:style-name="P14">Arriver à un résultat meilleur que l'intranet actuel sur les fonctions principales</text:p>
        </text:list-item>
        <text:list-item>
          <text:p text:style-name="P14">Partage de fichier nécessaire aux concepteurs (codes sources, cahier des charges...)</text:p>
        </text:list-item>
        <text:list-item>
          <text:p text:style-name="P14"><text:soft-page-break/>Gestion des droits</text:p>
        </text:list-item>
      </text:list>
      <text:h text:style-name="P15" text:outline-level="1">3. Cadre de réponse</text:h>
      <text:h text:style-name="Heading_20_2" text:outline-level="2">3.1 Solutions de chaque fonction principale</text:h>
      <text:h text:style-name="Heading_20_3" text:outline-level="3">3.1.1.1 Partage de documents</text:h>
      <text:p text:style-name="Text_20_body">Solution proposée : Stockage des fichiers physiques et les répertorier en base de données</text:p>
      <text:h text:style-name="Heading_20_3" text:outline-level="3">3.1.1.2 Gérer la connexion (connexion et droits)</text:h>
      <text:p text:style-name="Text_20_body">Solution proposée : Interface de connexion (login et mot de passe), mot de passe crypté. Affectation des droits lors de la connexion.</text:p>
      <text:h text:style-name="Heading_20_3" text:outline-level="3">3.1.1.3 Agenda partagé (notifications de réunions et choix des cibles de partage)</text:h>
      <text:p text:style-name="Text_20_body">Solution proposée : Notifications par rapport à la date de dernière connexion et des dates des évènements à venir. Choix des groupes notifiés.</text:p>
      <text:h text:style-name="Heading_20_3" text:outline-level="3">3.1.1.4 Messagerie privée</text:h>
      <text:p text:style-name="Text_20_body">Solution proposée : Fichiers ou base de données...</text:p>
      <text:h text:style-name="Heading_20_3" text:outline-level="3">3.1.1.5 Proposer un service multi-langues</text:h>
      <text:p text:style-name="Text_20_body">Solution proposée : Le Framework le fait</text:p>
      <text:h text:style-name="Heading_20_3" text:outline-level="3">3.1.1.6 Interface ergonome et design attrayant</text:h>
      <text:p text:style-name="Text_20_body">Solution proposée : Utilisation du bootstrap Twitter</text:p>
      <text:h text:style-name="Heading_20_2" text:outline-level="2">3.2 Pour l'ensemble du produit</text:h>
      <text:h text:style-name="Heading_20_3" text:outline-level="3">3.2.5 Décomposition en sous-ensembl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10:27:08</meta:creation-date>
    <dc:date>2011-11-05T15:45:59</dc:date>
    <meta:editing-duration>PT1H44M58S</meta:editing-duration>
    <meta:editing-cycles>54</meta:editing-cycles>
    <meta:generator>OpenOffice.org/3.3$Unix OpenOffice.org_project/330m20$Build-9567</meta:generator>
    <meta:document-statistic meta:table-count="0" meta:image-count="0" meta:object-count="0" meta:page-count="6" meta:paragraph-count="108" meta:word-count="762" meta:character-count="4909"/>
  </office:meta>
</office:document-meta>
</file>